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58.34pt"/>
    </style:style>
    <style:style style:name="co3" style:family="table-column">
      <style:table-column-properties fo:break-before="auto" style:column-width="38.89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61.09pt"/>
    </style:style>
    <style:style style:name="co7" style:family="table-column">
      <style:table-column-properties fo:break-before="auto" style:column-width="164.61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1.39pt"/>
    </style:style>
    <style:style style:name="co10" style:family="table-column">
      <style:table-column-properties fo:break-before="auto" style:column-width="58.34pt"/>
    </style:style>
    <style:style style:name="co11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enguins">
      <style:table-properties table:display="true" style:writing-mode="lr-tb"/>
    </style:style>
    <style:style style:name="ta2" style:family="table" style:master-page-name="PageStyle_5f_types">
      <style:table-properties table:display="true" style:writing-mode="lr-tb"/>
    </style:style>
    <style:style style:name="ta3" style:family="table" style:master-page-name="PageStyle_5f_merg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65">
      <number:fraction number:min-integer-digits="0" number:min-numerator-digits="1" loext:max-numerator-digits="1" number:min-denominator-digits="1" loext:max-denominator-value="9"/>
    </number:number-style>
    <number:number-style style:name="N66">
      <number:fraction number:min-integer-digits="0" number:min-numerator-digits="2" loext:max-numerator-digits="2" number:min-denominator-digits="2" loext:max-denominator-value="99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4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4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5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5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5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6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6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3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4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3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4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5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5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5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5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6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6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ngui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bill_length_mm</text:p>
          </table:table-cell>
          <table:table-cell table:style-name="ce1" office:value-type="string" calcext:value-type="string">
            <text:p>body_mass_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eli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40.3904109589041" calcext:value-type="float">
            <text:p>40.3904109589041</text:p>
          </table:table-cell>
          <table:table-cell table:style-name="ce1" office:value-type="float" office:value="4043.49315068493" calcext:value-type="float">
            <text:p>4043.4931506849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eli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37.2575342465753" calcext:value-type="float">
            <text:p>37.2575342465753</text:p>
          </table:table-cell>
          <table:table-cell table:style-name="ce1" office:value-type="float" office:value="3368.83561643836" calcext:value-type="float">
            <text:p>3368.8356164383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nstrap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51.0941176470588" calcext:value-type="float">
            <text:p>51.0941176470588</text:p>
          </table:table-cell>
          <table:table-cell table:style-name="ce1" office:value-type="float" office:value="3938.97058823529" calcext:value-type="float">
            <text:p>3938.970588235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nstrap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46.5735294117647" calcext:value-type="float">
            <text:p>46.5735294117647</text:p>
          </table:table-cell>
          <table:table-cell table:style-name="ce1" office:value-type="float" office:value="3527.20588235294" calcext:value-type="float">
            <text:p>3527.2058823529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to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49.4737704918033" calcext:value-type="float">
            <text:p>49.4737704918033</text:p>
          </table:table-cell>
          <table:table-cell table:style-name="ce1" office:value-type="float" office:value="5484.83606557377" calcext:value-type="float">
            <text:p>5484.8360655737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to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45.5637931034483" calcext:value-type="float">
            <text:p>45.5637931034483</text:p>
          </table:table-cell>
          <table:table-cell table:style-name="ce1" office:value-type="float" office:value="4679.74137931035" calcext:value-type="float">
            <text:p>4679.74137931035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yp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Error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el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currency" office:currency="GBP" office:value="1.2" calcext:value-type="currency">
            <text:p>£1.20</text:p>
          </table:table-cell>
          <table:table-cell table:style-name="ce12" office:value-type="date" office:date-value="2022-06-15" calcext:value-type="date">
            <text:p>15/06/22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36" office:value-type="float" office:value="12034.56789" calcext:value-type="float">
            <text:p>12035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2]*[.H2]" office:value-type="float" office:value="6579.298265463" calcext:value-type="float">
            <text:p>6579.29827</text:p>
          </table:table-cell>
          <table:table-cell table:style-name="ce51" table:formula="of:=NA(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office:annotation draw:style-name="gr1" draw:text-style-name="P2" svg:width="252.09pt" svg:height="27.01pt" svg:x="169.6pt" svg:y="54.74pt" draw:caption-point-x="-11.54pt" draw:caption-point-y="-22.96pt">
              <dc:date>2023-05-07T00:00:00</dc:date>
              <text:p text:style-name="P1">Test comment</text:p>
            </office:annotation>
            <text:p>Cell with commen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currency" office:currency="GBP" office:value="1.2" calcext:value-type="currency">
            <text:p>£1.20</text:p>
          </table:table-cell>
          <table:table-cell table:style-name="ce13" office:value-type="date" office:date-value="2022-06-15" calcext:value-type="date">
            <text:p><text:s/>06/15/22</text:p>
          </table:table-cell>
          <table:table-cell table:style-name="ce21" office:value-type="time" office:time-value="PT13H24M56S" calcext:value-type="time">
            <text:p>13:24 </text:p>
          </table:table-cell>
          <table:table-cell table:style-name="ce30" office:value-type="date" office:date-value="2022-06-15T13:24:56" calcext:value-type="date">
            <text:p>15/06/22 13:24 </text:p>
          </table:table-cell>
          <table:table-cell table:style-name="ce37" office:value-type="float" office:value="12034.56789" calcext:value-type="float">
            <text:p>12034.57</text:p>
          </table:table-cell>
          <table:table-cell table:style-name="ce44" office:value-type="percentage" office:value="0.5467" calcext:value-type="percentage">
            <text:p>55%</text:p>
          </table:table-cell>
          <table:table-cell table:style-name="ce50" table:formula="of:=[.G3]*[.H3]" office:value-type="float" office:value="6579.298265463" calcext:value-type="float">
            <text:p>6579.29827</text:p>
          </table:table-cell>
          <table:table-cell table:style-name="ce51" table:formula="of:=1/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ell with</text:p>
            <text:p>Multiple line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4" office:value-type="currency" office:currency="GBP" office:value="1.2" calcext:value-type="currency">
            <text:p><text:s/>£1.20 </text:p>
          </table:table-cell>
          <table:table-cell table:style-name="ce14" office:value-type="date" office:date-value="2022-06-15" calcext:value-type="date">
            <text:p>Wed 15 Jun 22</text:p>
          </table:table-cell>
          <table:table-cell table:style-name="ce22" office:value-type="time" office:time-value="PT13H24M56S" calcext:value-type="time">
            <text:p>01:24 PM</text:p>
          </table:table-cell>
          <table:table-cell table:style-name="ce31" office:value-type="date" office:date-value="2022-06-15T13:24:56" calcext:value-type="date">
            <text:p>15-Jun-22 13:24 </text:p>
          </table:table-cell>
          <table:table-cell table:style-name="ce38" office:value-type="float" office:value="12034.56789" calcext:value-type="float">
            <text:p>12034.5679</text:p>
          </table:table-cell>
          <table:table-cell table:style-name="ce45" office:value-type="percentage" office:value="0.5467" calcext:value-type="percentage">
            <text:p>54.7%</text:p>
          </table:table-cell>
          <table:table-cell table:style-name="ce50" table:formula="of:=[.G4]*[.H4]" office:value-type="float" office:value="6579.298265463" calcext:value-type="float">
            <text:p>6579.29827</text:p>
          </table:table-cell>
          <table:table-cell table:style-name="ce1" table:formula="of:=&quot;Hello&quot;/1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ell <text:s/>with <text:s text:c="3"/>repeated space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4" office:value-type="currency" office:currency="GBP" office:value="1.2" calcext:value-type="currency">
            <text:p><text:s/>£1.20 </text:p>
          </table:table-cell>
          <table:table-cell table:style-name="ce15" office:value-type="date" office:date-value="2022-06-15" calcext:value-type="date">
            <text:p>Wednesday, 15 June 22</text:p>
          </table:table-cell>
          <table:table-cell table:style-name="ce23" office:value-type="time" office:time-value="PT13H24M56S" calcext:value-type="time">
            <text:p>01:24:56 PM</text:p>
          </table:table-cell>
          <table:table-cell table:style-name="ce32" office:value-type="date" office:date-value="2022-06-15T13:24:56" calcext:value-type="date">
            <text:p>Wednesday, 15 June 2022 01:24:56 PM</text:p>
          </table:table-cell>
          <table:table-cell table:style-name="ce39" office:value-type="float" office:value="12034.56789" calcext:value-type="float">
            <text:p>12034.568</text:p>
          </table:table-cell>
          <table:table-cell table:style-name="ce46" office:value-type="percentage" office:value="0.5467" calcext:value-type="percentage">
            <text:p>54.67%</text:p>
          </table:table-cell>
          <table:table-cell table:style-name="ce50" table:formula="of:=[.G5]*[.H5]" office:value-type="float" office:value="6579.298265463" calcext:value-type="float">
            <text:p>6579.29827</text:p>
          </table:table-cell>
          <table:table-cell table:style-name="ce51" table:formula="of:=null(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ells with  repeated   spaces</text:p>
            <text:p>And multiple     line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5" office:value-type="currency" office:currency="EUR" office:value="1.2" calcext:value-type="currency">
            <text:p>€1.20</text:p>
          </table:table-cell>
          <table:table-cell table:style-name="ce16" office:value-type="date" office:date-value="2022-06-15" calcext:value-type="date">
            <text:p>15/Jun </text:p>
          </table:table-cell>
          <table:table-cell table:style-name="ce24" office:value-type="time" office:time-value="PT13H24M56S" calcext:value-type="time">
            <text:p>1:24 PM</text:p>
          </table:table-cell>
          <table:table-cell table:style-name="ce33" office:value-type="date" office:date-value="2022-06-15T13:24:56" calcext:value-type="date">
            <text:p>15/06 13.24 </text:p>
          </table:table-cell>
          <table:table-cell table:style-name="ce1" office:value-type="float" office:value="12034.56789" calcext:value-type="float">
            <text:p>12034.56789</text:p>
          </table:table-cell>
          <table:table-cell table:style-name="ce47" office:value-type="percentage" office:value="0.5467" calcext:value-type="percentage">
            <text:p>54.6700%</text:p>
          </table:table-cell>
          <table:table-cell table:style-name="ce50" table:formula="of:=[.G6]*[.H6]" office:value-type="float" office:value="6579.298265463" calcext:value-type="float">
            <text:p>6579.29827</text:p>
          </table:table-cell>
          <table:table-cell table:style-name="ce51" table:formula="of:=#REF!/1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office:annotation draw:style-name="gr2" draw:text-style-name="P2" svg:width="252.09pt" svg:height="58.48pt" svg:x="169.6pt" svg:y="117.75pt" draw:caption-point-x="-11.54pt" draw:caption-point-y="-22.99pt">
              <dc:date>2023-05-07T00:00:00</dc:date>
              <text:p text:style-name="P1">You can't format notes in Google Sheets</text:p>
              <text:p text:style-name="P1">Here is another line</text:p>
              <text:p text:style-name="P1">Here is one with <text:s/>repeated <text:s text:c="3"/>spaces</text:p>
            </office:annotation>
            <text:p>Cell with formatted commen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6" office:value-type="currency" office:currency="EUR" office:value="1.2" calcext:value-type="currency">
            <text:p>1.20€</text:p>
          </table:table-cell>
          <table:table-cell table:style-name="ce17" office:value-type="date" office:date-value="2022-06-15" calcext:value-type="date">
            <text:p>15/06/2022</text:p>
          </table:table-cell>
          <table:table-cell table:style-name="ce25" office:value-type="time" office:time-value="PT13H24M56S" calcext:value-type="time">
            <text:p>13h24</text:p>
          </table:table-cell>
          <table:table-cell table:style-name="ce34" office:value-type="date" office:date-value="2022-06-15T13:24:56" calcext:value-type="date">
            <text:p><text:s/>2022-06-15 13:24:56</text:p>
          </table:table-cell>
          <table:table-cell table:style-name="ce40" office:value-type="float" office:value="12034.56789" calcext:value-type="float">
            <text:p>1.20E+04</text:p>
          </table:table-cell>
          <table:table-cell table:style-name="ce37" office:value-type="float" office:value="0.5467" calcext:value-type="float">
            <text:p>0.55</text:p>
          </table:table-cell>
          <table:table-cell table:style-name="ce50" table:formula="of:=[.G7]*[.H7]" office:value-type="float" office:value="6579.298265463" calcext:value-type="float">
            <text:p>6579.29827</text:p>
          </table:table-cell>
          <table:table-cell table:style-name="ce51" table:formula="of:=#error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Merged cel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7" office:value-type="currency" office:currency="EUR" office:value="1.2" calcext:value-type="currency">
            <text:p><text:s/>€1.20 </text:p>
          </table:table-cell>
          <table:table-cell table:style-name="ce18" office:value-type="date" office:date-value="2022-06-15" calcext:value-type="date">
            <text:p>15. Jun. 2022</text:p>
          </table:table-cell>
          <table:table-cell table:style-name="ce26" office:value-type="time" office:time-value="PT13H24M56S" calcext:value-type="time">
            <text:p><text:s/>13 24</text:p>
          </table:table-cell>
          <table:table-cell table:style-name="ce35" office:value-type="date" office:date-value="2022-06-15T13:24:56" calcext:value-type="date">
            <text:p>20220615-132456</text:p>
          </table:table-cell>
          <table:table-cell table:style-name="ce41" office:value-type="float" office:value="12034.56789" calcext:value-type="float">
            <text:p>1.203E+04</text:p>
          </table:table-cell>
          <table:table-cell table:style-name="ce48" office:value-type="float" office:value="0.5467" calcext:value-type="float">
            <text:p><text:s/>5/9</text:p>
          </table:table-cell>
          <table:table-cell table:style-name="ce50" table:formula="of:=[.G8]*[.H8]" office:value-type="float" office:value="6579.298265463" calcext:value-type="float">
            <text:p>6579.29827</text:p>
          </table:table-cell>
          <table:table-cell table:style-name="ce51" table:formula="of:=[.J8]" office:value-type="string" office:string-value="" calcext:value-type="error">
            <text:p>Err:522</text:p>
          </table:table-cell>
          <table:table-cell table:number-columns-repeated="1014"/>
        </table:table-row>
        <table:table-row table:style-name="ro1">
          <table:covered-table-cell/>
          <table:table-cell table:style-name="ce1" table:formula="of:=FALSE()" office:value-type="float" office:value="0" calcext:value-type="float">
            <text:p>0</text:p>
          </table:table-cell>
          <table:table-cell table:style-name="ce8" office:value-type="currency" office:currency="EUR €" office:value="1.2" calcext:value-type="currency">
            <text:p>EUR €1.20</text:p>
          </table:table-cell>
          <table:table-cell table:style-name="ce18" office:value-type="date" office:date-value="2022-06-15" calcext:value-type="date">
            <text:p>15. Jun. 2022</text:p>
          </table:table-cell>
          <table:table-cell table:style-name="ce27" office:value-type="time" office:time-value="PT13H24M56S" calcext:value-type="time">
            <text:p><text:s/>13-24-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1" office:value-type="float" office:value="12034.56789" calcext:value-type="float">
            <text:p>12034.56789</text:p>
          </table:table-cell>
          <table:table-cell table:style-name="ce49" office:value-type="float" office:value="0.5467" calcext:value-type="float">
            <text:p><text:s/>41/75</text:p>
          </table:table-cell>
          <table:table-cell table:style-name="ce50" table:formula="of:=[.G9]*[.H9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2">
            <text:p>Merged cell with hidden tex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9" office:value-type="currency" office:currency="USD" office:value="1.2" calcext:value-type="currency">
            <text:p>$1.20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8" office:value-type="time" office:time-value="PT13H24M56S" calcext:value-type="time">
            <text:p>13:24:56.000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42" office:value-type="float" office:value="12034.56789" calcext:value-type="float">
            <text:p>12034.5678900000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0]*[.H10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covered-table-cell/>
          <table:table-cell table:style-name="ce1" table:formula="of:=TRUE()" office:value-type="float" office:value="1" calcext:value-type="float">
            <text:p>1</text:p>
          </table:table-cell>
          <table:table-cell table:style-name="ce9" office:value-type="currency" office:currency="USD" office:value="1.2" calcext:value-type="currency">
            <text:p>$1.20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43" office:value-type="float" office:value="12034.56789" calcext:value-type="float">
            <text:p>12,034.57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1]*[.H11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office:annotation draw:style-name="gr3" draw:text-style-name="P2" svg:width="252.09pt" svg:height="42.75pt" svg:x="169.6pt" svg:y="196.5pt" draw:caption-point-x="-11.54pt" draw:caption-point-y="-22.99pt">
              <dc:date>2023-05-07T00:00:00</dc:date>
              <text:p text:style-name="P1">Test comment</text:p>
              <text:p text:style-name="P1"><text:tab/>-Matt Kerlogue</text:p>
            </office:annotation>
            <text:p>Cell with new Google commen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0" office:value-type="currency" office:currency="USD" office:value="1.2" calcext:value-type="currency">
            <text:p><text:s/>$1.20 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37" office:value-type="float" office:value="12034.56789" calcext:value-type="float">
            <text:p>12034.57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2]*[.H12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office:annotation draw:style-name="gr4" draw:text-style-name="P2" svg:width="252.09pt" svg:height="74.24pt" svg:x="169.6pt" svg:y="212.26pt" draw:caption-point-x="-11.54pt" draw:caption-point-y="-22.99pt">
              <dc:date>2023-05-07T00:00:00</dc:date>
              <text:p text:style-name="P1">Test comment 1</text:p>
              <text:p text:style-name="P1"><text:tab/>-Matt Kerlogue</text:p>
              <text:p text:style-name="P1">Reply to comment</text:p>
              <text:p text:style-name="P1"><text:tab/>-Matt Kerlogue</text:p>
            </office:annotation>
            <text:p>Cell with new Google comment thread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0" office:value-type="currency" office:currency="USD" office:value="1.2" calcext:value-type="currency">
            <text:p><text:s/>$1.20 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37" office:value-type="float" office:value="12034.56789" calcext:value-type="float">
            <text:p>12034.57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3]*[.H13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peated row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1" office:value-type="currency" office:currency="US$" office:value="1.2" calcext:value-type="currency">
            <text:p>US$1.20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37" office:value-type="float" office:value="12034.56789" calcext:value-type="float">
            <text:p>12034.57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4]*[.H14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peated row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1" office:value-type="currency" office:currency="US$" office:value="1.2" calcext:value-type="currency">
            <text:p>US$1.20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37" office:value-type="float" office:value="12034.56789" calcext:value-type="float">
            <text:p>12034.57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5]*[.H15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peated row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1" office:value-type="currency" office:currency="US$" office:value="1.2" calcext:value-type="currency">
            <text:p>US$1.20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37" office:value-type="float" office:value="12034.56789" calcext:value-type="float">
            <text:p>12034.57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6]*[.H16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une celle dans une feuille de calcul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rges" table:style-name="ta3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A cell across two columns (a horizontal merge)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2">
            <text:p>A cell across two rows (a vertical merge)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2">
            <text:p>A cell across two columns and two rows (a rectangular merge)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2"/>
          <table:covered-table-cell table:number-columns-repeated="2"/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en" number:country="GB">£</number:currency-symbol>
      <number:number number:decimal-places="2" loext:min-decimal-places="2" number:min-integer-digits="1" number:grouping="true"/>
    </number:currency-style>
    <number:date-style style:name="N126">
      <number:day number:style="long"/>
      <number:text>/</number:text>
      <number:month number:style="long"/>
      <number:text>/</number:text>
      <number:year/>
    </number:date-style>
    <number:date-style style:name="N1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8">
      <number:number number:decimal-places="5" loext:min-decimal-places="5" number:min-integer-digits="1"/>
    </number:number-style>
    <number:date-style style:name="N129">
      <number:text> </number:text>
      <number:month number:style="long"/>
      <number:text>/</number:text>
      <number:day number:style="long"/>
      <number:text>/</number:text>
      <number:year/>
    </number:date-style>
    <number:time-style style:name="N130">
      <number:hours number:style="long"/>
      <number:text>:</number:text>
      <number:minutes number:style="long"/>
      <number:text> </number:text>
    </number:time-style>
    <number:date-style style:name="N131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 </number:text>
    </number:date-style>
    <number:currency-style style:name="N132P0" style:volatile="true">
      <number:text> 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text> </number:text>
      <number:currency-symbol number:language="en" number:country="GB">£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text> </number:text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-of-week/>
      <number:text> </number:text>
      <number:day/>
      <number:text> </number:text>
      <number:month number:textual="true"/>
      <number:text> </number:text>
      <number:year/>
    </number:date-style>
    <number:time-style style:name="N134">
      <number:hours number:style="long"/>
      <number:text>:</number:text>
      <number:minutes number:style="long"/>
      <number:text> </number:text>
      <number:am-pm/>
    </number:time-style>
    <number:date-style style:name="N135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  <number:text> </number:text>
    </number:date-style>
    <number:number-style style:name="N136">
      <number:number number:decimal-places="4" loext:min-decimal-places="4" number:min-integer-digits="1"/>
    </number:number-style>
    <number:percentage-style style:name="N137">
      <number:number number:decimal-places="1" loext:min-decimal-places="1" number:min-integer-digits="1"/>
      <number:text>%</number:text>
    </number:percentage-style>
    <number:date-style style:name="N138">
      <number:day-of-week number:style="long"/>
      <number:text>, </number:text>
      <number:day/>
      <number:text> </number:text>
      <number:month number:style="long" number:textual="true"/>
      <number:text> </number:text>
      <number:year/>
    </number:date-style>
    <number:time-style style:name="N139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0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41">
      <number:number number:decimal-places="3" loext:min-decimal-places="3" number:min-integer-digits="1"/>
    </number:number-style>
    <number:currency-style style:name="N142">
      <number:currency-symbol>€</number:currency-symbol>
      <number:number number:decimal-places="2" loext:min-decimal-places="2" number:min-integer-digits="1" number:grouping="true"/>
    </number:currency-style>
    <number:date-style style:name="N143">
      <number:day number:style="long"/>
      <number:text>/</number:text>
      <number:month number:textual="true"/>
      <number:text> </number:text>
    </number:date-style>
    <number:time-style style:name="N144">
      <number:hours/>
      <number:text>:</number:text>
      <number:minutes number:style="long"/>
      <number:text> </number:text>
      <number:am-pm/>
    </number:time-style>
    <number:date-style style:name="N145">
      <number:day number:style="long"/>
      <number:text>/</number:text>
      <number:month number:style="long"/>
      <number:text> </number:text>
      <number:hours number:style="long"/>
      <number:text>.</number:text>
      <number:minutes number:style="long"/>
      <number:text> </number:text>
    </number:date-style>
    <number:percentage-style style:name="N146">
      <number:number number:decimal-places="4" loext:min-decimal-places="4" number:min-integer-digits="1"/>
      <number:text>%</number:text>
    </number:percentage-style>
    <number:currency-style style:name="N147">
      <number:number number:decimal-places="2" loext:min-decimal-places="2" number:min-integer-digits="1" number:grouping="true"/>
      <number:currency-symbol>€</number:currency-symbol>
    </number:currency-style>
    <number:date-style style:name="N148">
      <number:day number:style="long"/>
      <number:text>/</number:text>
      <number:month number:style="long"/>
      <number:text>/</number:text>
      <number:year number:style="long"/>
    </number:date-style>
    <number:time-style style:name="N149">
      <number:hours number:style="long"/>
      <number:text>h</number:text>
      <number:minutes/>
    </number:time-style>
    <number:date-style style:name="N150">
      <number:text> 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51P0" style:volatile="true">
      <number:text> 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1P1" style:volatile="true">
      <number:text> </number:text>
      <number:currency-symbol number:language="en" number:country="GB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1P2" style:volatile="true">
      <number:text> </number:text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day number:style="long"/>
      <number:text>. </number:text>
      <number:month number:textual="true"/>
      <number:text>. </number:text>
      <number:year number:style="long"/>
    </number:date-style>
    <number:time-style style:name="N153">
      <number:text> </number:text>
      <number:hours number:style="long"/>
      <number:text> </number:text>
      <number:minutes number:style="long"/>
    </number:time-style>
    <number:date-style style:name="N154">
      <number:year number:style="long"/>
      <number:month number:style="long"/>
      <number:day number:style="long"/>
      <number:text>-</number:text>
      <number:hours number:style="long"/>
      <number:minutes number:style="long"/>
      <number:seconds number:style="long"/>
    </number:date-style>
    <number:number-style style:name="N155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56">
      <number:currency-symbol>EUR €</number:currency-symbol>
      <number:number number:decimal-places="2" loext:min-decimal-places="2" number:min-integer-digits="1" number:grouping="true"/>
    </number:currency-style>
    <number:time-style style:name="N157">
      <number:text> </number:text>
      <number:hours number:style="long"/>
      <number:text>-</number:text>
      <number:minutes number:style="long"/>
      <number:text>-</number:text>
      <number:seconds number:style="long"/>
    </number:time-style>
    <number:currency-style style:name="N158">
      <number:currency-symbol>$</number:currency-symbol>
      <number:number number:decimal-places="2" loext:min-decimal-places="2" number:min-integer-digits="1" number:grouping="true"/>
    </number:currency-style>
    <number:date-style style:name="N159">
      <number:year number:style="long"/>
      <number:text>-</number:text>
      <number:month number:style="long"/>
      <number:text>-</number:text>
      <number:day number:style="long"/>
    </number:date-style>
    <number:time-style style:name="N160">
      <number:hours number:style="long"/>
      <number:text>:</number:text>
      <number:minutes number:style="long"/>
      <number:text>:</number:text>
      <number:seconds number:style="long" number:decimal-places="3"/>
      <number:text>.</number:text>
    </number:time-style>
    <number:number-style style:name="N161">
      <number:number number:decimal-places="10" loext:min-decimal-places="10" number:min-integer-digits="1"/>
    </number:number-style>
    <number:currency-style style:name="N162P0" style:volatile="true">
      <number:text> </number:text>
      <number:currency-symbol number:language="en" number:country="GB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2P1" style:volatile="true">
      <number:text> </number:text>
      <number:currency-symbol number:language="en" number:country="GB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2P2" style:volatile="true">
      <number:text> </number:text>
      <number:currency-symbol number:language="en" number:country="GB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3">
      <number:currency-symbol>US$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nguins" style:display-name="PageStyle_pengui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s" style:display-name="PageStyle_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ges" style:display-name="PageStyle_mer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82" meta:object-count="0"/>
    <meta:generator>LibreOfficeDev/6.0.5.2$Linux_X86_64 LibreOffice_project/</meta:generator>
  </office:meta>
</office:document-meta>
</file>